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usGenerator.service( ServiceManager mana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atusGenerator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usGenerator.addValue( String name , String value , Attributes at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tusGenerator.gen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tusGenerator.addMultilineValue( String name , List values , Attributes at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atusGenerator.end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Generator.addMultilineValue( String name , List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Generator.genLibrarylis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tatusGenerato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Generator.setup( SourceResolver resolver , Map objectModel , String src , Parameters p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tusGenerator.displayContinuation( WebContinuationDataBean w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atusGenerator.startGroup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Generator.startGroup( String name , Attributes at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usGenerator.genStatu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tatusGenerator.addValu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Generator.genVMStatus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18">
            <text:p text:style-name="Table_20_Contents">118</text:p>
          </table:table-cell>
        </table:table-row>
        <table:table-row>
          <table:table-cell office:value-type="string">
            <text:p text:style-name="Table_20_Contents">StatusGenerato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atusGenerator.gen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tusGenerator.genContinuationsTre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